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draw:stroke="none" svg:stroke-color="#000000" draw:fill="none" draw:fill-color="#000000" fo:min-height="0.713cm"/>
    </style:style>
    <style:style style:name="gr7" style:family="graphic" style:parent-style-name="standard">
      <style:graphic-properties draw:stroke="none" svg:stroke-color="#000000" draw:fill="none" draw:fill-color="#ffffff" fo:min-height="1.9cm"/>
    </style:style>
    <style:style style:name="gr8" style:family="graphic" style:parent-style-name="standard">
      <style:graphic-properties draw:stroke="none" svg:stroke-color="#000000" draw:fill="none" draw:fill-color="#ffffff" fo:min-height="6.9cm"/>
    </style:style>
    <style:style style:name="gr9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margin-left="4.3cm" fo:margin-right="0cm" fo:text-indent="0cm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left="4.3cm" fo:margin-right="0cm" fo:text-indent="0cm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left="4.3cm" fo:margin-right="0cm" fo:text-indent="0cm"/>
      <style:text-properties fo:font-size="14pt" style:font-size-asian="14pt" style:font-size-complex="14pt"/>
    </style:style>
    <style:style style:name="P8" style:family="paragraph">
      <style:paragraph-properties fo:margin-left="4.3cm" fo:margin-right="0cm" fo:text-align="center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3" draw:id="id3" draw:layer="layout" draw:type="line" svg:x1="1.032cm" svg:y1="19.973cm" svg:x2="11.035cm" svg:y2="20.005cm" svg:d="M1032 19973l10003 32" svg:viewBox="0 0 10004 33">
          <text:p/>
        </draw:connector>
        <draw:connector draw:style-name="gr1" draw:text-style-name="P1" xml:id="id9" draw:id="id9" draw:layer="layout" draw:type="line" svg:x1="28.684cm" svg:y1="19.973cm" svg:x2="14.971cm" svg:y2="19.973cm" svg:d="M28684 19973h-13713" svg:viewBox="0 0 13714 1">
          <text:p/>
        </draw:connector>
        <draw:connector draw:style-name="gr1" draw:text-style-name="P1" draw:layer="layout" draw:type="line" svg:x1="11.003cm" svg:y1="20.908cm" svg:x2="11.035cm" svg:y2="19.037cm" svg:d="M11003 20908l32-1871" svg:viewBox="0 0 33 1872">
          <text:p/>
        </draw:connector>
        <draw:connector draw:style-name="gr1" draw:text-style-name="P1" draw:layer="layout" draw:type="line" svg:x1="15.004cm" svg:y1="20.908cm" svg:x2="15.004cm" svg:y2="19.005cm" svg:d="M15004 20908v-1903" svg:viewBox="0 0 1 1904">
          <text:p/>
        </draw:connector>
        <draw:connector draw:style-name="gr1" draw:text-style-name="P1" xml:id="id1" draw:id="id1" draw:layer="layout" draw:type="line" svg:x1="1cm" svg:y1="12.003cm" svg:x2="5.033cm" svg:y2="12.003cm" svg:d="M1000 12003h4033" svg:viewBox="0 0 4034 1">
          <text:p/>
        </draw:connector>
        <draw:connector draw:style-name="gr1" draw:text-style-name="P1" xml:id="id2" draw:id="id2" draw:layer="layout" draw:type="line" svg:x1="1cm" svg:y1="12.003cm" svg:x2="1cm" svg:y2="19.069cm" draw:start-shape="id1" draw:start-glue-point="2" svg:d="M1000 12003v7066" svg:viewBox="0 0 1 7067">
          <text:p/>
        </draw:connector>
        <draw:connector draw:style-name="gr1" draw:text-style-name="P1" draw:layer="layout" draw:type="line" svg:x1="1cm" svg:y1="19.069cm" svg:x2="1.032cm" svg:y2="19.973cm" draw:start-shape="id2" draw:start-glue-point="3" draw:end-shape="id3" draw:end-glue-point="2" svg:d="M1000 19069l32 904" svg:viewBox="0 0 33 905">
          <text:p/>
        </draw:connector>
        <draw:connector draw:style-name="gr1" draw:text-style-name="P1" xml:id="id4" draw:id="id4" draw:layer="layout" draw:type="line" svg:x1="1.032cm" svg:y1="1cm" svg:x2="28.717cm" svg:y2="0.968cm" svg:d="M1032 1000l27685-32" svg:viewBox="0 0 27686 33">
          <text:p/>
        </draw:connector>
        <draw:connector draw:style-name="gr1" draw:text-style-name="P1" draw:layer="layout" draw:type="line" svg:x1="1.032cm" svg:y1="1cm" svg:x2="1.032cm" svg:y2="19.973cm" draw:start-shape="id4" draw:start-glue-point="2" draw:end-shape="id3" draw:end-glue-point="2" svg:d="M1032 1000v18973" svg:viewBox="0 0 1 18974">
          <text:p/>
        </draw:connector>
        <draw:connector draw:style-name="gr1" draw:text-style-name="P1" xml:id="id8" draw:id="id8" draw:layer="layout" draw:type="line" svg:x1="5.033cm" svg:y1="12.003cm" svg:x2="5.033cm" svg:y2="8.034cm" draw:start-shape="id1" draw:start-glue-point="3" svg:d="M5033 12003v-3969" svg:viewBox="0 0 1 3970">
          <text:p/>
        </draw:connector>
        <draw:connector draw:style-name="gr1" draw:text-style-name="P1" xml:id="id7" draw:id="id7" draw:layer="layout" draw:type="line" svg:x1="5.033cm" svg:y1="1.032cm" svg:x2="5.033cm" svg:y2="5.969cm" svg:d="M5033 1032v4937" svg:viewBox="0 0 1 4938">
          <text:p/>
        </draw:connector>
        <draw:connector draw:style-name="gr1" draw:text-style-name="P1" xml:id="id5" draw:id="id5" draw:layer="layout" draw:type="line" svg:x1="5.001cm" svg:y1="20.037cm" svg:x2="4.969cm" svg:y2="17.004cm" svg:d="M5001 20037l-32-3033" svg:viewBox="0 0 33 3034">
          <text:p/>
        </draw:connector>
        <draw:connector draw:style-name="gr1" draw:text-style-name="P1" xml:id="id6" draw:id="id6" draw:layer="layout" draw:type="line" svg:x1="5.033cm" svg:y1="12.003cm" svg:x2="5.033cm" svg:y2="15.004cm" draw:start-shape="id1" draw:start-glue-point="3" svg:d="M5033 12003v3001" svg:viewBox="0 0 1 3002">
          <text:p/>
        </draw:connector>
        <draw:connector draw:style-name="gr1" draw:text-style-name="P1" draw:layer="layout" draw:type="line" svg:x1="4.969cm" svg:y1="17.004cm" svg:x2="6.001cm" svg:y2="17.004cm" draw:start-shape="id5" draw:start-glue-point="3" svg:d="M4969 17004h1032" svg:viewBox="0 0 1033 1">
          <text:p/>
        </draw:connector>
        <draw:connector draw:style-name="gr1" draw:text-style-name="P1" draw:layer="layout" draw:type="line" svg:x1="4.969cm" svg:y1="17.004cm" svg:x2="4.001cm" svg:y2="17.036cm" draw:start-shape="id5" draw:start-glue-point="3" svg:d="M4969 17004l-968 32" svg:viewBox="0 0 969 33">
          <text:p/>
        </draw:connector>
        <draw:connector draw:style-name="gr1" draw:text-style-name="P1" draw:layer="layout" draw:type="line" svg:x1="5.033cm" svg:y1="15.004cm" svg:x2="6.034cm" svg:y2="15.004cm" draw:start-shape="id6" draw:start-glue-point="3" svg:d="M5033 15004h1001" svg:viewBox="0 0 1002 1">
          <text:p/>
        </draw:connector>
        <draw:connector draw:style-name="gr1" draw:text-style-name="P1" draw:layer="layout" draw:type="line" svg:x1="5.033cm" svg:y1="15.004cm" svg:x2="4.033cm" svg:y2="15.004cm" draw:start-shape="id6" draw:start-glue-point="3" svg:d="M5033 15004h-1000" svg:viewBox="0 0 1001 1">
          <text:p/>
        </draw:connector>
        <draw:connector draw:style-name="gr1" draw:text-style-name="P1" draw:layer="layout" draw:type="line" svg:x1="5.033cm" svg:y1="5.969cm" svg:x2="6.001cm" svg:y2="6.001cm" draw:start-shape="id7" draw:start-glue-point="3" svg:d="M5033 5969l968 32" svg:viewBox="0 0 969 33">
          <text:p/>
        </draw:connector>
        <draw:connector draw:style-name="gr1" draw:text-style-name="P1" draw:layer="layout" draw:type="line" svg:x1="5.033cm" svg:y1="5.969cm" svg:x2="4.001cm" svg:y2="6.001cm" draw:start-shape="id7" draw:start-glue-point="3" svg:d="M5033 5969l-1032 32" svg:viewBox="0 0 1033 33">
          <text:p/>
        </draw:connector>
        <draw:connector draw:style-name="gr1" draw:text-style-name="P1" draw:layer="layout" draw:type="line" svg:x1="5.033cm" svg:y1="8.034cm" svg:x2="5.969cm" svg:y2="8.002cm" draw:start-shape="id8" draw:start-glue-point="3" svg:d="M5033 8034l936-32" svg:viewBox="0 0 937 33">
          <text:p/>
        </draw:connector>
        <draw:connector draw:style-name="gr1" draw:text-style-name="P1" draw:layer="layout" draw:type="line" svg:x1="5.033cm" svg:y1="8.034cm" svg:x2="4.001cm" svg:y2="8.066cm" draw:start-shape="id8" draw:start-glue-point="3" svg:d="M5033 8034l-1032 32" svg:viewBox="0 0 1033 33">
          <text:p/>
        </draw:connector>
        <draw:connector draw:style-name="gr1" draw:text-style-name="P1" draw:layer="layout" draw:type="line" svg:x1="28.717cm" svg:y1="0.968cm" svg:x2="28.684cm" svg:y2="19.973cm" draw:start-shape="id4" draw:start-glue-point="3" draw:end-shape="id9" draw:end-glue-point="2" svg:d="M28717 968l-33 19005" svg:viewBox="0 0 34 19006">
          <text:p/>
        </draw:connector>
        <draw:connector draw:style-name="gr1" draw:text-style-name="P1" xml:id="id11" draw:id="id11" draw:layer="layout" draw:type="line" svg:x1="22.973cm" svg:y1="19.94cm" svg:x2="22.973cm" svg:y2="16.068cm" svg:d="M22973 19940v-3872" svg:viewBox="0 0 1 3873">
          <text:p/>
        </draw:connector>
        <draw:connector draw:style-name="gr1" draw:text-style-name="P1" xml:id="id10" draw:id="id10" draw:layer="layout" draw:type="line" svg:x1="22.973cm" svg:y1="12.003cm" svg:x2="23.038cm" svg:y2="14.003cm" svg:d="M22973 12003l65 2000" svg:viewBox="0 0 66 2001">
          <text:p/>
        </draw:connector>
        <draw:connector draw:style-name="gr1" draw:text-style-name="P1" draw:layer="layout" draw:type="line" svg:x1="22.973cm" svg:y1="12.003cm" svg:x2="28.717cm" svg:y2="12.035cm" draw:start-shape="id10" draw:start-glue-point="2" svg:d="M22973 12003l5744 32" svg:viewBox="0 0 5745 33">
          <text:p/>
        </draw:connector>
        <draw:connector draw:style-name="gr1" draw:text-style-name="P1" draw:layer="layout" draw:type="line" svg:x1="22.973cm" svg:y1="16.068cm" svg:x2="21.973cm" svg:y2="16.036cm" draw:start-shape="id11" draw:start-glue-point="3" svg:d="M22973 16068l-1000-32" svg:viewBox="0 0 1001 33">
          <text:p/>
        </draw:connector>
        <draw:connector draw:style-name="gr1" draw:text-style-name="P1" draw:layer="layout" draw:type="line" svg:x1="23.038cm" svg:y1="14.003cm" svg:x2="22.005cm" svg:y2="13.971cm" draw:start-shape="id10" draw:start-glue-point="3" svg:d="M23038 14003l-1033-32" svg:viewBox="0 0 1034 33">
          <text:p/>
        </draw:connector>
        <draw:connector draw:style-name="gr1" draw:text-style-name="P1" draw:layer="layout" draw:type="line" svg:x1="23.038cm" svg:y1="14.003cm" svg:x2="24.006cm" svg:y2="14.003cm" draw:start-shape="id10" draw:start-glue-point="3" svg:d="M23038 14003h968" svg:viewBox="0 0 969 1">
          <text:p/>
        </draw:connector>
        <draw:connector draw:style-name="gr1" draw:text-style-name="P1" draw:layer="layout" draw:type="line" svg:x1="22.973cm" svg:y1="16.068cm" svg:x2="24.006cm" svg:y2="16.036cm" draw:start-shape="id11" draw:start-glue-point="3" svg:d="M22973 16068l1033-32" svg:viewBox="0 0 1034 33">
          <text:p/>
        </draw:connector>
        <draw:connector draw:style-name="gr1" draw:text-style-name="P1" xml:id="id12" draw:id="id12" draw:layer="layout" draw:type="line" svg:x1="21.973cm" svg:y1="1.065cm" svg:x2="21.973cm" svg:y2="6.001cm" svg:d="M21973 1065v4936" svg:viewBox="0 0 1 4937">
          <text:p/>
        </draw:connector>
        <draw:connector draw:style-name="gr1" draw:text-style-name="P1" draw:layer="layout" draw:type="line" svg:x1="21.973cm" svg:y1="6.001cm" svg:x2="23.038cm" svg:y2="5.969cm" draw:start-shape="id12" draw:start-glue-point="3" svg:d="M21973 6001l1065-32" svg:viewBox="0 0 1066 33">
          <text:p/>
        </draw:connector>
        <draw:connector draw:style-name="gr1" draw:text-style-name="P1" xml:id="id13" draw:id="id13" draw:layer="layout" draw:type="line" svg:x1="24.038cm" svg:y1="6.034cm" svg:x2="25.006cm" svg:y2="6.001cm" svg:d="M24038 6034l968-33" svg:viewBox="0 0 969 34">
          <text:p/>
        </draw:connector>
        <draw:connector draw:style-name="gr1" draw:text-style-name="P1" draw:layer="layout" draw:type="line" svg:x1="25.006cm" svg:y1="6.001cm" svg:x2="25.006cm" svg:y2="0.968cm" draw:start-shape="id13" draw:start-glue-point="3" svg:d="M25006 6001v-5033" svg:viewBox="0 0 1 5034">
          <text:p/>
        </draw:connector>
        <draw:connector draw:style-name="gr1" draw:text-style-name="P1" xml:id="id14" draw:id="id14" draw:layer="layout" draw:type="line" svg:x1="28.652cm" svg:y1="8.002cm" svg:x2="26.974cm" svg:y2="8.002cm" svg:d="M28652 8002h-1678" svg:viewBox="0 0 1679 1">
          <text:p/>
        </draw:connector>
        <draw:connector draw:style-name="gr1" draw:text-style-name="P1" xml:id="id15" draw:id="id15" draw:layer="layout" draw:type="line" svg:x1="26.974cm" svg:y1="8.002cm" svg:x2="26.974cm" svg:y2="9.68cm" draw:start-shape="id14" draw:start-glue-point="3" svg:d="M26974 8002v1678" svg:viewBox="0 0 1 1679">
          <text:p/>
        </draw:connector>
        <draw:connector draw:style-name="gr1" draw:text-style-name="P1" xml:id="id17" draw:id="id17" draw:layer="layout" draw:type="line" svg:x1="27.007cm" svg:y1="12.003cm" svg:x2="27.007cm" svg:y2="11.035cm" svg:d="M27007 12003v-968" svg:viewBox="0 0 1 969">
          <text:p/>
        </draw:connector>
        <draw:connector draw:style-name="gr1" draw:text-style-name="P1" xml:id="id16" draw:id="id16" draw:layer="layout" draw:type="line" svg:x1="26.974cm" svg:y1="9.68cm" svg:x2="27.652cm" svg:y2="9.647cm" draw:start-shape="id15" draw:start-glue-point="3" svg:d="M26974 9680l678-33" svg:viewBox="0 0 679 34">
          <text:p/>
        </draw:connector>
        <draw:connector draw:style-name="gr1" draw:text-style-name="P1" draw:layer="layout" draw:type="line" svg:x1="27.313cm" svg:y1="9.663cm" svg:x2="27.313cm" svg:y2="9.663cm" draw:start-shape="id16" draw:start-glue-point="0" draw:end-shape="id16" draw:end-glue-point="0" svg:d="M27313 9663z" svg:viewBox="0 0 1 1">
          <text:p/>
        </draw:connector>
        <draw:connector draw:style-name="gr1" draw:text-style-name="P1" draw:layer="layout" draw:type="line" svg:x1="26.974cm" svg:y1="9.68cm" svg:x2="26.394cm" svg:y2="9.68cm" draw:start-shape="id15" draw:start-glue-point="3" svg:d="M26974 9680h-580" svg:viewBox="0 0 581 1">
          <text:p/>
        </draw:connector>
        <draw:connector draw:style-name="gr1" draw:text-style-name="P1" xml:id="id18" draw:id="id18" draw:layer="layout" draw:type="line" svg:x1="27.007cm" svg:y1="11.035cm" svg:x2="27.62cm" svg:y2="11.003cm" draw:start-shape="id17" draw:start-glue-point="3" svg:d="M27007 11035l613-32" svg:viewBox="0 0 614 33">
          <text:p/>
        </draw:connector>
        <draw:connector draw:style-name="gr1" draw:text-style-name="P1" draw:layer="layout" draw:type="line" svg:x1="27.313cm" svg:y1="11.019cm" svg:x2="26.555cm" svg:y2="11.067cm" draw:start-shape="id18" draw:start-glue-point="0" svg:d="M27313 11019l-758 48" svg:viewBox="0 0 759 49">
          <text:p/>
        </draw:connector>
        <draw:connector draw:style-name="gr1" draw:text-style-name="P1" draw:layer="layout" draw:type="line" svg:x1="24.07cm" svg:y1="5.421cm" svg:x2="24.07cm" svg:y2="6.582cm" svg:d="M24070 5421v1161" svg:viewBox="0 0 1 1162">
          <text:p/>
        </draw:connector>
        <draw:connector draw:style-name="gr1" draw:text-style-name="P1" draw:layer="layout" draw:type="line" svg:x1="23.006cm" svg:y1="5.453cm" svg:x2="23.006cm" svg:y2="6.485cm" svg:d="M23006 5453v1032" svg:viewBox="0 0 1 1033">
          <text:p/>
        </draw:connector>
        <draw:connector draw:style-name="gr1" draw:text-style-name="P1" xml:id="id20" draw:id="id20" draw:layer="layout" draw:type="line" svg:x1="25.006cm" svg:y1="6.001cm" svg:x2="26.49cm" svg:y2="6.001cm" draw:start-shape="id13" draw:start-glue-point="3" svg:d="M25006 6001h1484" svg:viewBox="0 0 1485 1">
          <text:p/>
        </draw:connector>
        <draw:connector draw:style-name="gr1" draw:text-style-name="P1" xml:id="id19" draw:id="id19" draw:layer="layout" draw:type="line" svg:x1="28.717cm" svg:y1="6.034cm" svg:x2="27.555cm" svg:y2="6.034cm" svg:d="M28717 6034h-1162" svg:viewBox="0 0 1163 1">
          <text:p/>
        </draw:connector>
        <draw:connector draw:style-name="gr1" draw:text-style-name="P1" draw:layer="layout" draw:type="line" svg:x1="28.717cm" svg:y1="0.968cm" svg:x2="28.717cm" svg:y2="6.034cm" draw:start-shape="id4" draw:start-glue-point="3" draw:end-shape="id19" draw:end-glue-point="2" svg:d="M28717 968v5066" svg:viewBox="0 0 1 5067">
          <text:p/>
        </draw:connector>
        <draw:connector draw:style-name="gr1" draw:text-style-name="P1" draw:layer="layout" draw:type="line" svg:x1="26.49cm" svg:y1="6.001cm" svg:x2="26.523cm" svg:y2="5.13cm" draw:start-shape="id20" draw:start-glue-point="3" svg:d="M26490 6001l33-871" svg:viewBox="0 0 34 872">
          <text:p/>
        </draw:connector>
        <draw:connector draw:style-name="gr1" draw:text-style-name="P1" draw:layer="layout" draw:type="line" svg:x1="26.49cm" svg:y1="6.001cm" svg:x2="26.523cm" svg:y2="6.808cm" draw:start-shape="id20" draw:start-glue-point="3" svg:d="M26490 6001l33 807" svg:viewBox="0 0 34 808">
          <text:p/>
        </draw:connector>
        <draw:connector draw:style-name="gr1" draw:text-style-name="P1" draw:layer="layout" draw:type="line" svg:x1="27.555cm" svg:y1="6.034cm" svg:x2="27.555cm" svg:y2="5.066cm" draw:start-shape="id19" draw:start-glue-point="3" svg:d="M27555 6034v-968" svg:viewBox="0 0 1 969">
          <text:p/>
        </draw:connector>
        <draw:connector draw:style-name="gr1" draw:text-style-name="P1" draw:layer="layout" draw:type="line" svg:x1="27.555cm" svg:y1="6.034cm" svg:x2="27.523cm" svg:y2="6.711cm" draw:start-shape="id19" draw:start-glue-point="3" svg:d="M27555 6034l-32 677" svg:viewBox="0 0 33 678">
          <text:p/>
        </draw:connector>
        <draw:connector draw:style-name="gr1" draw:text-style-name="P1" xml:id="id21" draw:id="id21" draw:layer="layout" draw:type="line" svg:x1="5.066cm" svg:y1="4.001cm" svg:x2="12.035cm" svg:y2="4.001cm" svg:d="M5066 4001h6969" svg:viewBox="0 0 6970 1">
          <text:p/>
        </draw:connector>
        <draw:connector draw:style-name="gr1" draw:text-style-name="P1" draw:layer="layout" draw:type="line" svg:x1="12.035cm" svg:y1="4.001cm" svg:x2="12.035cm" svg:y2="1cm" draw:start-shape="id21" draw:start-glue-point="3" svg:d="M12035 4001v-3001" svg:viewBox="0 0 1 3002">
          <text:p/>
        </draw:connector>
        <draw:connector draw:style-name="gr1" draw:text-style-name="P1" xml:id="id22" draw:id="id22" draw:layer="layout" draw:type="line" svg:x1="5.066cm" svg:y1="2cm" svg:x2="6.227cm" svg:y2="2cm" svg:d="M5066 2000h1161" svg:viewBox="0 0 1162 1">
          <text:p/>
        </draw:connector>
        <draw:connector draw:style-name="gr1" draw:text-style-name="P1" xml:id="id23" draw:id="id23" draw:layer="layout" draw:type="line" svg:x1="6.227cm" svg:y1="2cm" svg:x2="6.227cm" svg:y2="2.936cm" draw:start-shape="id22" draw:start-glue-point="3" svg:d="M6227 2000v936" svg:viewBox="0 0 1 937">
          <text:p/>
        </draw:connector>
        <draw:connector draw:style-name="gr1" draw:text-style-name="P1" draw:layer="layout" draw:type="line" svg:x1="6.227cm" svg:y1="2.936cm" svg:x2="5.033cm" svg:y2="2.936cm" draw:start-shape="id23" draw:start-glue-point="3" svg:d="M6227 2936h-1194" svg:viewBox="0 0 1195 1">
          <text:p/>
        </draw:connector>
        <draw:frame draw:style-name="gr2" draw:text-style-name="P2" draw:layer="layout" svg:width="1.687cm" svg:height="0.848cm" svg:x="4.813cm" svg:y="2.052cm">
          <draw:text-box>
            <text:p><text:span text:style-name="T1">radio</text:span></text:p>
          </draw:text-box>
        </draw:frame>
        <draw:connector draw:style-name="gr1" draw:text-style-name="P1" draw:layer="layout" draw:type="line" svg:x1="6.711cm" svg:y1="1.484cm" svg:x2="6.227cm" svg:y2="2cm" draw:end-shape="id22" draw:end-glue-point="3" svg:d="M6711 1484l-484 516" svg:viewBox="0 0 485 517">
          <text:p/>
        </draw:connector>
        <draw:frame draw:style-name="gr3" draw:text-style-name="P3" draw:layer="layout" svg:width="4cm" svg:height="3.095cm" svg:x="1cm" svg:y="13.6cm">
          <draw:text-box>
            <text:p/>
            <text:p/>
            <text:p>Sala de</text:p>
            <text:p>medicação</text:p>
          </draw:text-box>
        </draw:frame>
        <draw:frame draw:style-name="gr4" draw:text-style-name="P3" draw:layer="layout" svg:width="4cm" svg:height="5.228cm" svg:x="1cm" svg:y="2.6cm">
          <draw:text-box>
            <text:p/>
            <text:p/>
            <text:p/>
            <text:p/>
            <text:p/>
            <text:p>Consultorio</text:p>
            <text:p><text:s text:c="3"/>medico</text:p>
          </draw:text-box>
        </draw:frame>
        <draw:frame draw:style-name="gr5" draw:text-style-name="P3" draw:layer="layout" svg:width="4.3cm" svg:height="1.673cm" svg:x="24.4cm" svg:y="14.3cm">
          <draw:text-box>
            <text:p>Consultorio</text:p>
            <text:p>odontológico</text:p>
          </draw:text-box>
        </draw:frame>
        <draw:frame draw:style-name="gr3" draw:text-style-name="P3" draw:layer="layout" svg:width="2.9cm" svg:height="1.15cm" svg:x="21.9cm" svg:y="2.1cm">
          <draw:text-box>
            <text:p>deposito</text:p>
          </draw:text-box>
        </draw:frame>
        <draw:frame draw:style-name="gr6" draw:text-style-name="P3" draw:layer="layout" svg:width="2.894cm" svg:height="0.963cm" svg:x="25.5cm" svg:y="2.137cm">
          <draw:text-box>
            <text:p>deposito</text:p>
          </draw:text-box>
        </draw:frame>
        <draw:frame draw:style-name="gr6" draw:text-style-name="P3" draw:layer="layout" svg:width="2.894cm" svg:height="0.963cm" svg:x="26cm" svg:y="9.8cm">
          <draw:text-box>
            <text:p>deposito</text:p>
          </draw:text-box>
        </draw:frame>
        <draw:frame draw:style-name="gr7" draw:text-style-name="P5" draw:layer="layout" svg:width="10cm" svg:height="2.15cm" svg:x="9.4cm" svg:y="9.55cm">
          <draw:text-box>
            <text:p text:style-name="P4"><text:span text:style-name="T2">Formação sanitaria</text:span></text:p>
          </draw:text-box>
        </draw:frame>
        <draw:frame draw:style-name="gr8" draw:text-style-name="P7" draw:layer="layout" svg:width="3.4cm" svg:height="7.15cm" svg:x="6.2cm" svg:y="12cm">
          <draw:text-box>
            <text:p text:style-name="P6"><text:span text:style-name="T3">Obs: não existem pontos de rede, apenas cabos que vem direto do swithc da metalurgia.</text:span></text:p>
          </draw:text-box>
        </draw:frame>
        <draw:frame draw:style-name="gr4" draw:text-style-name="P3" draw:layer="layout" svg:width="4.5cm" svg:height="1.25cm" svg:x="7cm" svg:y="2cm">
          <draw:text-box>
            <text:p>recepção</text:p>
          </draw:text-box>
        </draw:frame>
        <draw:connector draw:style-name="gr1" draw:text-style-name="P8" xml:id="id25" draw:id="id25" draw:layer="layout" draw:type="line" svg:x1="22.005cm" svg:y1="4.969cm" svg:x2="17.004cm" svg:y2="5.001cm" svg:d="M22005 4969l-5001 32" svg:viewBox="0 0 5002 33">
          <text:p/>
        </draw:connector>
        <draw:connector draw:style-name="gr1" draw:text-style-name="P8" xml:id="id24" draw:id="id24" draw:layer="layout" draw:type="line" svg:x1="21.973cm" svg:y1="1.065cm" svg:x2="17.004cm" svg:y2="1.032cm" draw:start-shape="id12" draw:start-glue-point="2" svg:d="M21973 1065l-4969-33" svg:viewBox="0 0 4970 34">
          <text:p/>
        </draw:connector>
        <draw:connector draw:style-name="gr1" draw:text-style-name="P8" xml:id="id26" draw:id="id26" draw:layer="layout" draw:type="line" svg:x1="17.004cm" svg:y1="1.032cm" svg:x2="17.004cm" svg:y2="2.388cm" draw:start-shape="id24" draw:start-glue-point="3" svg:d="M17004 1032v1356" svg:viewBox="0 0 1 1357">
          <text:p/>
        </draw:connector>
        <draw:connector draw:style-name="gr1" draw:text-style-name="P8" xml:id="id27" draw:id="id27" draw:layer="layout" draw:type="line" svg:x1="17.004cm" svg:y1="5.001cm" svg:x2="17.004cm" svg:y2="3.71cm" draw:start-shape="id25" draw:start-glue-point="3" svg:d="M17004 5001v-1291" svg:viewBox="0 0 1 1292">
          <text:p/>
        </draw:connector>
        <draw:connector draw:style-name="gr1" draw:text-style-name="P8" draw:layer="layout" draw:type="line" svg:x1="17.004cm" svg:y1="2.388cm" svg:x2="15.972cm" svg:y2="2.42cm" draw:start-shape="id26" draw:start-glue-point="3" svg:d="M17004 2388l-1032 32" svg:viewBox="0 0 1033 33">
          <text:p/>
        </draw:connector>
        <draw:connector draw:style-name="gr1" draw:text-style-name="P8" draw:layer="layout" draw:type="line" svg:x1="17.004cm" svg:y1="2.388cm" svg:x2="17.875cm" svg:y2="2.388cm" draw:start-shape="id26" draw:start-glue-point="3" svg:d="M17004 2388h871" svg:viewBox="0 0 872 1">
          <text:p/>
        </draw:connector>
        <draw:connector draw:style-name="gr1" draw:text-style-name="P8" draw:layer="layout" draw:type="line" svg:x1="17.004cm" svg:y1="3.71cm" svg:x2="16.004cm" svg:y2="3.646cm" draw:start-shape="id27" draw:start-glue-point="3" svg:d="M17004 3710l-1000-64" svg:viewBox="0 0 1001 65">
          <text:p/>
        </draw:connector>
        <draw:connector draw:style-name="gr1" draw:text-style-name="P8" draw:layer="layout" draw:type="line" svg:x1="17.004cm" svg:y1="3.71cm" svg:x2="17.746cm" svg:y2="3.678cm" draw:start-shape="id27" draw:start-glue-point="3" svg:d="M17004 3710l742-32" svg:viewBox="0 0 743 33">
          <text:p/>
        </draw:connector>
        <draw:frame draw:style-name="gr9" draw:text-style-name="P3" draw:layer="layout" svg:width="4cm" svg:height="0.962cm" svg:x="18.4cm" svg:y="2.538cm">
          <draw:text-box>
            <text:p>banheir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20T09:44:25.750334676</meta:creation-date>
    <dc:date>2016-07-20T10:30:09.271435550</dc:date>
    <dc:creator>SD Canto</dc:creator>
    <meta:editing-duration>PT14M12S</meta:editing-duration>
    <meta:editing-cycles>1</meta:editing-cycles>
    <meta:document-statistic meta:object-count="75"/>
    <meta:generator>LibreOffice/4.2.8.2$Linux_x86 LibreOffice_project/420m0$Build-2</meta:generator>
  </office:meta>
</office:document-meta>
</file>